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8a3f"/>
    </style:style>
    <style:style style:name="P2" style:family="paragraph" style:parent-style-name="Text_20_body">
      <style:text-properties officeooo:paragraph-rsid="001991d8"/>
    </style:style>
    <style:style style:name="P3" style:family="paragraph" style:parent-style-name="Heading_20_2">
      <style:text-properties officeooo:rsid="00168a3f" officeooo:paragraph-rsid="00168a3f"/>
    </style:style>
    <style:style style:name="P4" style:family="paragraph" style:parent-style-name="Heading_20_2">
      <style:text-properties officeooo:rsid="001991d8" officeooo:paragraph-rsid="001991d8"/>
    </style:style>
    <style:style style:name="P5" style:family="paragraph" style:parent-style-name="Subtitle">
      <style:text-properties officeooo:rsid="00168a3f" officeooo:paragraph-rsid="00168a3f"/>
    </style:style>
    <style:style style:name="P6" style:family="paragraph" style:parent-style-name="Title">
      <style:text-properties officeooo:rsid="00168a3f" officeooo:paragraph-rsid="00168a3f"/>
    </style:style>
    <style:style style:name="P7" style:family="paragraph" style:parent-style-name="Heading_20_1">
      <style:text-properties officeooo:rsid="00168a3f" officeooo:paragraph-rsid="00168a3f"/>
    </style:style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  <style:text-properties officeooo:rsid="001991d8" officeooo:paragraph-rsid="001991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etwork Lab 1</text:p>
      <text:p text:style-name="P5">Abhiraj Tiwari (180905422)</text:p>
      <text:h text:style-name="P7" text:outline-level="1">Question 1</text:h>
      <text:h text:style-name="P3" text:outline-level="2">Server Code</text:h>
      <text:p text:style-name="P1">#include &lt;stdio.h&gt;</text:p>
      <text:p text:style-name="P1">#include &lt;strings.h&gt;</text:p>
      <text:p text:style-name="P1">#include &lt;sys/types.h&gt;</text:p>
      <text:p text:style-name="P1">#include &lt;arpa/inet.h&gt;</text:p>
      <text:p text:style-name="P1">#include &lt;sys/socket.h&gt;</text:p>
      <text:p text:style-name="P1">#include&lt;netinet/in.h&gt;</text:p>
      <text:p text:style-name="P1">#include &lt;string.h&gt;</text:p>
      <text:p text:style-name="P1">#define PORT 5000</text:p>
      <text:p text:style-name="P1">#define MAXLINE 1000</text:p>
      <text:p text:style-name="P1">// Server code</text:p>
      <text:p text:style-name="P1">int main()</text:p>
      <text:p text:style-name="P1">{</text:p>
      <text:p text:style-name="P1"><text:tab/>int matrix[10][10];</text:p>
      <text:p text:style-name="P1"><text:tab/>int buffer[100];</text:p>
      <text:p text:style-name="P1"><text:tab/>char buff[100];</text:p>
      <text:p text:style-name="P1"><text:tab/>int servsockfd, len, n;</text:p>
      <text:p text:style-name="P1"><text:tab/>struct sockaddr_in servaddr, cliaddr;</text:p>
      <text:p text:style-name="P1"><text:tab/>bzero(&amp;servaddr, sizeof(servaddr));</text:p>
      <text:p text:style-name="P1">// Create a UDP Socket</text:p>
      <text:p text:style-name="P1"><text:tab/>servsockfd = socket(AF_INET, SOCK_DGRAM, 0);</text:p>
      <text:p text:style-name="P1"><text:tab/>servaddr.sin_addr.s_addr = htonl(INADDR_ANY);</text:p>
      <text:p text:style-name="P1"><text:tab/>servaddr.sin_port = htons(PORT);</text:p>
      <text:p text:style-name="P1"><text:tab/>servaddr.sin_family = AF_INET;</text:p>
      <text:p text:style-name="P1">// bind server address to socket descriptor</text:p>
      <text:p text:style-name="P1"><text:tab/>bind(servsockfd, (struct sockaddr*)&amp;servaddr, sizeof(servaddr));</text:p>
      <text:p text:style-name="P1"><text:soft-page-break/>//receive the datagram</text:p>
      <text:p text:style-name="P1"><text:tab/>len = sizeof(cliaddr); </text:p>
      <text:p text:style-name="P1"><text:tab/>for (int i = 0; i &lt; 10; ++i) {</text:p>
      <text:p text:style-name="P1"><text:tab/><text:tab/>n = recvfrom(servsockfd, buffer, 10*sizeof(int), 0, (struct sockaddr*)&amp;cliaddr, &amp;len);</text:p>
      <text:p text:style-name="P1"><text:tab/><text:tab/>for (int j = 0; j &lt; 10; ++j) matrix[i][j] = buffer[j];</text:p>
      <text:p text:style-name="P1"><text:tab/>}</text:p>
      <text:p text:style-name="P1">//Echoing back to the client</text:p>
      <text:p text:style-name="P1"><text:tab/>strcpy(buff,"matrix recieved\0");</text:p>
      <text:p text:style-name="P1"><text:tab/>sendto(servsockfd, buff, sizeof(buff), 0, (struct sockaddr*)&amp;cliaddr, sizeof(cliaddr));</text:p>
      <text:p text:style-name="P1"><text:tab/>for (int i = 0; i &lt; 10; ++i) {</text:p>
      <text:p text:style-name="P1"><text:tab/><text:tab/>for ( int j = 0; j &lt; 10; ++j) printf("%d\t", matrix[i][j]);</text:p>
      <text:p text:style-name="P1"><text:tab/><text:tab/>printf("\n");</text:p>
      <text:p text:style-name="P1"><text:tab/>}</text:p>
      <text:p text:style-name="P1">// close the descriptor</text:p>
      <text:p text:style-name="P1"><text:tab/>close(servsockfd);</text:p>
      <text:p text:style-name="P1">}</text:p>
      <text:h text:style-name="Heading_20_2" text:outline-level="2">Client Code </text:h>
      <text:p text:style-name="Text_20_body">#include &lt;stdio.h&gt;</text:p>
      <text:p text:style-name="Text_20_body">#include &lt;strings.h&gt;</text:p>
      <text:p text:style-name="Text_20_body">#include &lt;sys/types.h&gt;</text:p>
      <text:p text:style-name="Text_20_body">#include &lt;arpa/inet.h&gt;</text:p>
      <text:p text:style-name="Text_20_body">#include &lt;sys/socket.h&gt;</text:p>
      <text:p text:style-name="Text_20_body">#include&lt;netinet/in.h&gt;</text:p>
      <text:p text:style-name="Text_20_body">#include&lt;unistd.h&gt;</text:p>
      <text:p text:style-name="Text_20_body">#include&lt;stdlib.h&gt;</text:p>
      <text:p text:style-name="Text_20_body">#define PORT 5000</text:p>
      <text:p text:style-name="Text_20_body">#define MAXLINE 1000</text:p>
      <text:p text:style-name="Text_20_body">// Driver code</text:p>
      <text:p text:style-name="Text_20_body">int main()</text:p>
      <text:p text:style-name="Text_20_body">{</text:p>
      <text:p text:style-name="Text_20_body"><text:tab/>char buffer[100];</text:p>
      <text:p text:style-name="Text_20_body"><text:soft-page-break/><text:tab/>int matrix[10][10];</text:p>
      <text:p text:style-name="Text_20_body"><text:tab/>for (int i = 0; i &lt; 10; ++i) {</text:p>
      <text:p text:style-name="Text_20_body"><text:tab/><text:tab/>for(int j = 0; j &lt; 10; j++) matrix[i][j] = i*j;</text:p>
      <text:p text:style-name="Text_20_body"><text:tab/>} </text:p>
      <text:p text:style-name="Text_20_body"><text:tab/>int sockfd, n, len;</text:p>
      <text:p text:style-name="Text_20_body"><text:tab/>struct sockaddr_in servaddr, cliaddr;</text:p>
      <text:p text:style-name="Text_20_body">// clear servaddr</text:p>
      <text:p text:style-name="Text_20_body"><text:tab/>bzero(&amp;servaddr, sizeof(servaddr));</text:p>
      <text:p text:style-name="Text_20_body"><text:tab/>servaddr.sin_addr.s_addr = htonl(INADDR_ANY);</text:p>
      <text:p text:style-name="Text_20_body"><text:tab/>servaddr.sin_port = htons(PORT);</text:p>
      <text:p text:style-name="Text_20_body"><text:tab/>servaddr.sin_family = AF_INET;</text:p>
      <text:p text:style-name="Text_20_body">// create datagram socket</text:p>
      <text:p text:style-name="Text_20_body"><text:tab/>sockfd = socket(AF_INET, SOCK_DGRAM, 0);</text:p>
      <text:p text:style-name="Text_20_body"/>
      <text:p text:style-name="Text_20_body"><text:tab/>for (int i = 0; i &lt; 10; ++i) {</text:p>
      <text:p text:style-name="Text_20_body"><text:tab/><text:tab/>sendto(sockfd, matrix[i], 10*sizeof(int), 0, (struct sockaddr*)&amp;servaddr, sizeof(servaddr));</text:p>
      <text:p text:style-name="Text_20_body"><text:tab/>}</text:p>
      <text:p text:style-name="Text_20_body"><text:tab/>len = sizeof(cliaddr);</text:p>
      <text:p text:style-name="Text_20_body">// waiting for response</text:p>
      <text:p text:style-name="Text_20_body"><text:tab/>n = recvfrom(sockfd, buffer, sizeof(buffer), 0, (struct sockaddr*)&amp;cliaddr, &amp;len );</text:p>
      <text:p text:style-name="Text_20_body"><text:tab/>buffer[n] = '\0';</text:p>
      <text:p text:style-name="Text_20_body"><text:tab/>printf("message from server is %s \n", buffer);</text:p>
      <text:p text:style-name="Text_20_body"><text:tab/>getchar();</text:p>
      <text:p text:style-name="Text_20_body">// close the descriptor</text:p>
      <text:p text:style-name="Text_20_body"><text:tab/>close(sockfd);</text:p>
      <text:p text:style-name="Text_20_body">}</text:p>
      <text:h text:style-name="P4" text:outline-level="2">Screenshots</text:h>
      <text:p text:style-name="P2"/>
      <text:h text:style-name="P8" text:outline-level="1"/>
      <text:h text:style-name="P9" text:outline-level="1">Question 2</text:h>
      <text:h text:style-name="P4" text:outline-level="2">Server Code</text:h>
      <text:p text:style-name="P2">#include &lt;stdio.h&gt;</text:p>
      <text:p text:style-name="P2">#include &lt;netdb.h&gt;</text:p>
      <text:p text:style-name="P2">#include &lt;netinet/in.h&gt;</text:p>
      <text:p text:style-name="P2">#include &lt;stdlib.h&gt;</text:p>
      <text:p text:style-name="P2">#include &lt;string.h&gt;</text:p>
      <text:p text:style-name="P2">#include &lt;sys/socket.h&gt;</text:p>
      <text:p text:style-name="P2">#include &lt;sys/types.h&gt;</text:p>
      <text:p text:style-name="P2">#include &lt;arpa/inet.h&gt;</text:p>
      <text:p text:style-name="P2">#define MAX 80</text:p>
      <text:p text:style-name="P2">#define PORT 8080</text:p>
      <text:p text:style-name="P2">#define SA struct sockaddr</text:p>
      <text:p text:style-name="P2">// Function designed for chat between client and server.</text:p>
      <text:p text:style-name="P2">void servfunc(int sockfd)</text:p>
      <text:p text:style-name="P2">{</text:p>
      <text:p text:style-name="P2"><text:tab/>char buff[MAX];</text:p>
      <text:p text:style-name="P2"><text:tab/>int n;</text:p>
      <text:p text:style-name="P2">// infinite loop for chat</text:p>
      <text:p text:style-name="P2"><text:tab/>for (;;) {</text:p>
      <text:p text:style-name="P2"><text:tab/><text:tab/>bzero(buff, MAX);</text:p>
      <text:p text:style-name="P2">// read the message from client and copy it in buffer</text:p>
      <text:p text:style-name="P2"><text:tab/><text:tab/>read(sockfd, buff, sizeof(buff));</text:p>
      <text:p text:style-name="P2"><text:tab/><text:tab/>n = 0;</text:p>
      <text:p text:style-name="P2"><text:tab/><text:tab/>while (buff[n] != '\n') buff[n++] = toupper(buff[n]);</text:p>
      <text:p text:style-name="P2">// print buffer which contains the client contents</text:p>
      <text:p text:style-name="P2"><text:tab/><text:tab/>printf("From client: %s\n", buff);</text:p>
      <text:p text:style-name="P2">// and send that buffer to client</text:p>
      <text:p text:style-name="P2"><text:tab/><text:tab/>write(sockfd, buff, sizeof(buff));// if msg contains "Exit" then server exit and session ended.</text:p>
      <text:p text:style-name="P2"><text:tab/><text:tab/>if (strncmp("QUIT", buff, 4) == 0) {</text:p>
      <text:p text:style-name="P2"><text:soft-page-break/><text:tab/><text:tab/><text:tab/>printf("Server Exit...\n");</text:p>
      <text:p text:style-name="P2"><text:tab/><text:tab/><text:tab/>break;</text:p>
      <text:p text:style-name="P2"><text:tab/><text:tab/>}</text:p>
      <text:p text:style-name="P2"><text:tab/>}</text:p>
      <text:p text:style-name="P2">}</text:p>
      <text:p text:style-name="P2">// Driver function</text:p>
      <text:p text:style-name="P2">int main()</text:p>
      <text:p text:style-name="P2">{</text:p>
      <text:p text:style-name="P2"><text:tab/>int sockfd, connfd, len;</text:p>
      <text:p text:style-name="P2"><text:tab/>struct sockaddr_in servaddr, cli;</text:p>
      <text:p text:style-name="P2"/>
      <text:p text:style-name="P2"><text:tab/>// socket create and verification</text:p>
      <text:p text:style-name="P2"><text:tab/>sockfd = socket(AF_INET, SOCK_STREAM, 0);</text:p>
      <text:p text:style-name="P2"><text:tab/>if (sockfd == -1) {</text:p>
      <text:p text:style-name="P2"><text:tab/><text:tab/>printf("socket creation failed...\n");</text:p>
      <text:p text:style-name="P2"><text:tab/><text:tab/>exit(0);</text:p>
      <text:p text:style-name="P2"><text:tab/>}</text:p>
      <text:p text:style-name="P2"><text:tab/>else</text:p>
      <text:p text:style-name="P2"><text:tab/><text:tab/>printf("Socket successfully created..\n");</text:p>
      <text:p text:style-name="P2"><text:tab/>bzero(&amp;servaddr, sizeof(servaddr));</text:p>
      <text:p text:style-name="P2"/>
      <text:p text:style-name="P2"><text:tab/>// assign IP, PORT</text:p>
      <text:p text:style-name="P2"><text:tab/>servaddr.sin_family = AF_INET;</text:p>
      <text:p text:style-name="P2"><text:tab/>servaddr.sin_addr.s_addr = htonl(INADDR_ANY);</text:p>
      <text:p text:style-name="P2"><text:tab/>servaddr.sin_port = htons(PORT);</text:p>
      <text:p text:style-name="P2"/>
      <text:p text:style-name="P2"><text:tab/>// Binding newly created socket to given IP and verification</text:p>
      <text:p text:style-name="P2"><text:tab/>if ((bind(sockfd, (SA*)&amp;servaddr, sizeof(servaddr))) != 0) {</text:p>
      <text:p text:style-name="P2"><text:tab/><text:tab/>printf("socket bind failed...\n");</text:p>
      <text:p text:style-name="P2"><text:tab/><text:tab/>exit(0);</text:p>
      <text:p text:style-name="P2"><text:tab/>}</text:p>
      <text:p text:style-name="P2"><text:tab/>else</text:p>
      <text:p text:style-name="P2"><text:soft-page-break/><text:tab/><text:tab/>printf("Socket successfully binded..\n");</text:p>
      <text:p text:style-name="P2"/>
      <text:p text:style-name="P2"><text:tab/>// Now server is ready to listen and verification</text:p>
      <text:p text:style-name="P2"><text:tab/>if ((listen(sockfd, 5)) != 0) {</text:p>
      <text:p text:style-name="P2"><text:tab/><text:tab/>printf("Listen failed...\n");</text:p>
      <text:p text:style-name="P2"><text:tab/><text:tab/>exit(0);</text:p>
      <text:p text:style-name="P2"><text:tab/>}</text:p>
      <text:p text:style-name="P2"><text:tab/>else</text:p>
      <text:p text:style-name="P2"><text:tab/><text:tab/>printf("Server listening..\n");</text:p>
      <text:p text:style-name="P2"><text:tab/>len = sizeof(cli);</text:p>
      <text:p text:style-name="P2"/>
      <text:p text:style-name="P2"><text:tab/>// Accept the data packet from client and verification</text:p>
      <text:p text:style-name="P2"><text:tab/>connfd = accept(sockfd, (SA*)&amp;cli, &amp;len);</text:p>
      <text:p text:style-name="P2"><text:tab/>if (connfd &lt; 0) {</text:p>
      <text:p text:style-name="P2"><text:tab/><text:tab/>printf("server acccept failed...\n");</text:p>
      <text:p text:style-name="P2"><text:tab/><text:tab/>exit(0);</text:p>
      <text:p text:style-name="P2"><text:tab/>}</text:p>
      <text:p text:style-name="P2"><text:tab/>else</text:p>
      <text:p text:style-name="P2"><text:tab/><text:tab/>printf("server acccept the client at %s...\n", (char *)inet_ntoa(cli.sin_addr));</text:p>
      <text:p text:style-name="P2"/>
      <text:p text:style-name="P2"><text:tab/>// Function for chatting between client and server</text:p>
      <text:p text:style-name="P2"><text:tab/>servfunc(connfd);</text:p>
      <text:p text:style-name="P2"/>
      <text:p text:style-name="P2"><text:tab/>// After sending exit message close the socket</text:p>
      <text:p text:style-name="P2"><text:tab/>close(sockfd);</text:p>
      <text:p text:style-name="P2">}</text:p>
      <text:h text:style-name="P4" text:outline-level="2">Client Code</text:h>
      <text:p text:style-name="P2">#include &lt;netdb.h&gt;</text:p>
      <text:p text:style-name="P2">#include &lt;stdio.h&gt;</text:p>
      <text:p text:style-name="P2">#include &lt;stdlib.h&gt;</text:p>
      <text:p text:style-name="P2">#include &lt;string.h&gt;</text:p>
      <text:p text:style-name="P2"><text:soft-page-break/>#include &lt;sys/socket.h&gt;</text:p>
      <text:p text:style-name="P2">#define MAX 80</text:p>
      <text:p text:style-name="P2">#define PORT 8080</text:p>
      <text:p text:style-name="P2">#define SA struct sockaddr</text:p>
      <text:p text:style-name="P2">void clifunc(int sockfd)</text:p>
      <text:p text:style-name="P2">{</text:p>
      <text:p text:style-name="P2"><text:tab/>char buff[MAX];</text:p>
      <text:p text:style-name="P2"><text:tab/>int n;</text:p>
      <text:p text:style-name="P2"><text:tab/>for (;;) {</text:p>
      <text:p text:style-name="P2"><text:tab/><text:tab/>bzero(buff, sizeof(buff));</text:p>
      <text:p text:style-name="P2"><text:tab/><text:tab/>printf("Enter the string : ");</text:p>
      <text:p text:style-name="P2"><text:tab/><text:tab/>n = 0;</text:p>
      <text:p text:style-name="P2"><text:tab/><text:tab/>while ((buff[n++] = getchar()) != '\n');</text:p>
      <text:p text:style-name="P2"><text:tab/><text:tab/>write(sockfd, buff, sizeof(buff));</text:p>
      <text:p text:style-name="P2"><text:tab/><text:tab/>bzero(buff, sizeof(buff));</text:p>
      <text:p text:style-name="P2"><text:tab/><text:tab/>read(sockfd, buff, sizeof(buff));</text:p>
      <text:p text:style-name="P2"><text:tab/><text:tab/>printf("From Server : %s", buff);</text:p>
      <text:p text:style-name="P2"><text:tab/><text:tab/>if ((strncmp(buff, "QUIT", 4)) == 0) {</text:p>
      <text:p text:style-name="P2"><text:tab/><text:tab/><text:tab/>printf("Client Exit...\n");</text:p>
      <text:p text:style-name="P2"><text:tab/><text:tab/><text:tab/>break;</text:p>
      <text:p text:style-name="P2"><text:tab/><text:tab/>}</text:p>
      <text:p text:style-name="P2"><text:tab/>}</text:p>
      <text:p text:style-name="P2">}</text:p>
      <text:p text:style-name="P2">int main()</text:p>
      <text:p text:style-name="P2">{</text:p>
      <text:p text:style-name="P2"><text:tab/>int sockfd, connfd;</text:p>
      <text:p text:style-name="P2"><text:tab/>struct sockaddr_in servaddr, cli;</text:p>
      <text:p text:style-name="P2">// socket create and verification</text:p>
      <text:p text:style-name="P2"><text:tab/>sockfd = socket(AF_INET, SOCK_STREAM, 0);</text:p>
      <text:p text:style-name="P2"><text:tab/>if (sockfd == -1) {</text:p>
      <text:p text:style-name="P2"><text:tab/><text:tab/>printf("socket creation failed...\n");</text:p>
      <text:p text:style-name="P2"><text:tab/><text:tab/>exit(0);</text:p>
      <text:p text:style-name="P2"><text:soft-page-break/><text:tab/>}</text:p>
      <text:p text:style-name="P2"><text:tab/>else</text:p>
      <text:p text:style-name="P2"><text:tab/><text:tab/>printf("Socket successfully created..\n");</text:p>
      <text:p text:style-name="P2"><text:tab/>bzero(&amp;servaddr, sizeof(servaddr));</text:p>
      <text:p text:style-name="P2">// assign IP, PORT</text:p>
      <text:p text:style-name="P2"><text:tab/>servaddr.sin_family = AF_INET;</text:p>
      <text:p text:style-name="P2"><text:tab/>servaddr.sin_addr.s_addr = inet_addr("127.0.0.1");</text:p>
      <text:p text:style-name="P2"><text:tab/>servaddr.sin_port = htons(PORT);</text:p>
      <text:p text:style-name="P2">// connect the client socket to server socket</text:p>
      <text:p text:style-name="P2"><text:tab/>if (connect(sockfd, (SA*)&amp;servaddr, sizeof(servaddr)) != 0) {</text:p>
      <text:p text:style-name="P2"><text:tab/><text:tab/>printf("connection with the server failed...\n");</text:p>
      <text:p text:style-name="P2"><text:tab/><text:tab/>exit(0);</text:p>
      <text:p text:style-name="P2"><text:tab/>}</text:p>
      <text:p text:style-name="P2"><text:tab/>else</text:p>
      <text:p text:style-name="P2"><text:tab/><text:tab/>printf("connected to the server..\n");</text:p>
      <text:p text:style-name="P2">// function for clientclifunc(sockfd);</text:p>
      <text:p text:style-name="P2"><text:tab/>clifunc(sockfd);</text:p>
      <text:p text:style-name="P2">// close the socket</text:p>
      <text:p text:style-name="P2"><text:tab/>close(sockfd);</text:p>
      <text:p text:style-name="P2">}</text:p>
      <text:h text:style-name="P4" text:outline-level="2">Screenshots</text:h>
      <text:h text:style-name="P9" text:outline-level="1">Question 3</text:h>
      <text:h text:style-name="P4" text:outline-level="2">Server Code</text:h>
      <text:p text:style-name="P2">//Server program</text:p>
      <text:p text:style-name="P2">#include &lt;stdio.h&gt;</text:p>
      <text:p text:style-name="P2">#include &lt;stdlib.h&gt;</text:p>
      <text:p text:style-name="P2">#include &lt;unistd.h&gt;</text:p>
      <text:p text:style-name="P2">#include &lt;errno.h&gt;</text:p>
      <text:p text:style-name="P2">#include &lt;string.h&gt;</text:p>
      <text:p text:style-name="P2">#include &lt;sys/types.h&gt;</text:p>
      <text:p text:style-name="P2">#include &lt;sys/socket.h&gt;</text:p>
      <text:p text:style-name="P2">#include &lt;netinet/in.h&gt;</text:p>
      <text:p text:style-name="P2">#include &lt;netdb.h&gt;</text:p>
      <text:p text:style-name="P2">#include &lt;arpa/inet.h&gt;</text:p>
      <text:p text:style-name="P2">#include &lt;sys/wait.h&gt;</text:p>
      <text:p text:style-name="P2">#include &lt;signal.h&gt;</text:p>
      <text:p text:style-name="P2"/>
      <text:p text:style-name="P2">int calc(int buff[3]) {</text:p>
      <text:p text:style-name="P2"><text:s text:c="4"/>switch ((char) buff[2]) {</text:p>
      <text:p text:style-name="P2"><text:s text:c="8"/>case '-':</text:p>
      <text:p text:style-name="P2"><text:s text:c="12"/>return buff[0] - buff[1];</text:p>
      <text:p text:style-name="P2"><text:s text:c="8"/>case '+':</text:p>
      <text:p text:style-name="P2"><text:s text:c="12"/>return buff[0] + buff[1];</text:p>
      <text:p text:style-name="P2"><text:s text:c="8"/>case '*':</text:p>
      <text:p text:style-name="P2"><text:s text:c="12"/>return buff[0] * buff[1];</text:p>
      <text:p text:style-name="P2"><text:s text:c="8"/>case '/':</text:p>
      <text:p text:style-name="P2"><text:s text:c="12"/>return buff[0] / buff[1];</text:p>
      <text:p text:style-name="P2"><text:s text:c="4"/>}</text:p>
      <text:p text:style-name="P2">}</text:p>
      <text:p text:style-name="P2"/>
      <text:p text:style-name="P2">int main()</text:p>
      <text:p text:style-name="P2">{</text:p>
      <text:p text:style-name="P2"><text:soft-page-break/><text:s text:c="4"/>int sd, nd, n, len;</text:p>
      <text:p text:style-name="P2"><text:s text:c="4"/>struct sockaddr_in seraddress, cliaddr;</text:p>
      <text:p text:style-name="P2"><text:s text:c="4"/>int buf[3];</text:p>
      <text:p text:style-name="P2"><text:s text:c="4"/>sd = socket(AF_INET, SOCK_STREAM, 0);</text:p>
      <text:p text:style-name="P2"><text:s text:c="4"/>seraddress.sin_family = AF_INET;</text:p>
      <text:p text:style-name="P2"><text:s text:c="4"/>seraddress.sin_addr.s_addr = INADDR_ANY;</text:p>
      <text:p text:style-name="P2"><text:s text:c="4"/>seraddress.sin_port = htons(10200);</text:p>
      <text:p text:style-name="P2"><text:s text:c="4"/>bind(sd, (struct sockaddr*)&amp;seraddress, sizeof(seraddress));</text:p>
      <text:p text:style-name="P2"><text:s text:c="4"/>listen(sd, 5);</text:p>
      <text:p text:style-name="P2"><text:s text:c="4"/>len = sizeof(cliaddr);</text:p>
      <text:p text:style-name="P2"><text:s text:c="4"/>while (1)</text:p>
      <text:p text:style-name="P2"><text:s text:c="4"/>{</text:p>
      <text:p text:style-name="P2"><text:s text:c="8"/>nd = accept(sd, (struct sockaddr*)&amp;cliaddr, &amp;len);</text:p>
      <text:p text:style-name="P2"><text:s text:c="8"/>if (fork() == 0) {</text:p>
      <text:p text:style-name="P2"><text:s text:c="12"/>close(sd);</text:p>
      <text:p text:style-name="P2"><text:s text:c="12"/>n = read(nd, buf, sizeof(buf));</text:p>
      <text:p text:style-name="P2"><text:s text:c="12"/>int result = calc(buf);</text:p>
      <text:p text:style-name="P2"><text:s text:c="12"/>printf("%d\n", result);</text:p>
      <text:p text:style-name="P2"><text:s text:c="12"/>write(nd, &amp;result, sizeof(result));</text:p>
      <text:p text:style-name="P2"><text:s text:c="12"/>close(nd);</text:p>
      <text:p text:style-name="P2"><text:s text:c="12"/>break;</text:p>
      <text:p text:style-name="P2"><text:s text:c="8"/>}</text:p>
      <text:p text:style-name="P2"><text:s text:c="8"/>close(nd);</text:p>
      <text:p text:style-name="P2"><text:s text:c="4"/>}</text:p>
      <text:p text:style-name="P2">}</text:p>
      <text:h text:style-name="P4" text:outline-level="2">Client Code</text:h>
      <text:p text:style-name="P2">//TCP Client program:</text:p>
      <text:p text:style-name="P2">#include &lt;stdio.h&gt;</text:p>
      <text:p text:style-name="P2">#include &lt;stdlib.h&gt;</text:p>
      <text:p text:style-name="P2">#include &lt;unistd.h&gt;</text:p>
      <text:p text:style-name="P2">#include &lt;errno.h&gt;</text:p>
      <text:p text:style-name="P2"><text:soft-page-break/>#include &lt;string.h&gt;</text:p>
      <text:p text:style-name="P2">#include &lt;sys/types.h&gt;</text:p>
      <text:p text:style-name="P2">#include &lt;sys/socket.h&gt;</text:p>
      <text:p text:style-name="P2">#include &lt;netinet/in.h&gt;</text:p>
      <text:p text:style-name="P2">#include &lt;netdb.h&gt;</text:p>
      <text:p text:style-name="P2">#include &lt;arpa/inet.h&gt;</text:p>
      <text:p text:style-name="P2">#include &lt;sys/wait.h&gt;</text:p>
      <text:p text:style-name="P2">#include &lt;signal.h&gt;</text:p>
      <text:p text:style-name="P2">int main()</text:p>
      <text:p text:style-name="P2">{</text:p>
      <text:p text:style-name="P2"><text:s text:c="4"/>int sd, nd, n, len, reult, n1;</text:p>
      <text:p text:style-name="P2"><text:s text:c="4"/>struct sockaddr_in seraddress, cliaddr;</text:p>
      <text:p text:style-name="P2"><text:s text:c="4"/>int buf1;</text:p>
      <text:p text:style-name="P2"/>
      <text:p text:style-name="P2"><text:s text:c="4"/>int nums[3];</text:p>
      <text:p text:style-name="P2"><text:s text:c="4"/>printf("Enter First number\n");</text:p>
      <text:p text:style-name="P2"><text:s text:c="4"/>scanf("%d", &amp;nums[0]);</text:p>
      <text:p text:style-name="P2"><text:s text:c="4"/>printf("Enter Second number\n");</text:p>
      <text:p text:style-name="P2"><text:s text:c="4"/>scanf("%d", &amp;nums[1]);</text:p>
      <text:p text:style-name="P2"><text:s text:c="4"/>printf("Enter operator\n");</text:p>
      <text:p text:style-name="P2"><text:s text:c="4"/>while ((getchar()) != '\n'); </text:p>
      <text:p text:style-name="P2"><text:s text:c="4"/>char op = getchar();</text:p>
      <text:p text:style-name="P2"><text:s text:c="4"/>nums[2] = (int)op;</text:p>
      <text:p text:style-name="P2"/>
      <text:p text:style-name="P2"><text:s text:c="4"/>sd = socket(AF_INET, SOCK_STREAM, 0);</text:p>
      <text:p text:style-name="P2"><text:s text:c="4"/>seraddress.sin_family = AF_INET;</text:p>
      <text:p text:style-name="P2"><text:s text:c="4"/>seraddress.sin_addr.s_addr = INADDR_ANY;</text:p>
      <text:p text:style-name="P2"><text:s text:c="4"/>seraddress.sin_port = htons(10200);</text:p>
      <text:p text:style-name="P2"><text:s text:c="4"/>len = sizeof(seraddress);</text:p>
      <text:p text:style-name="P2"><text:s text:c="4"/>connect(sd, (struct sockaddr*)&amp;seraddress, len);</text:p>
      <text:p text:style-name="P2"><text:s text:c="4"/>// printf("enter the message tosen \n");</text:p>
      <text:p text:style-name="P2"><text:s text:c="4"/>// gets(buf);</text:p>
      <text:p text:style-name="P2"><text:soft-page-break/><text:s text:c="4"/>n = write(sd, nums, sizeof(nums));</text:p>
      <text:p text:style-name="P2"><text:s text:c="4"/>n1 = read(sd, &amp;buf1, sizeof(buf1));</text:p>
      <text:p text:style-name="P2"><text:s text:c="4"/>printf("message from ser %d\n", buf1);</text:p>
      <text:p text:style-name="P2"><text:s text:c="4"/>getchar();</text:p>
      <text:p text:style-name="P2">}</text:p>
      <text:h text:style-name="P4" text:outline-level="2">Screenshots</text:h>
      <text:h text:style-name="P9" text:outline-level="1">Question 4</text:h>
      <text:h text:style-name="P4" text:outline-level="2">Server Code</text:h>
      <text:p text:style-name="P2">#include &lt;stdio.h&gt;</text:p>
      <text:p text:style-name="P2">#include &lt;netdb.h&gt;</text:p>
      <text:p text:style-name="P2">#include &lt;netinet/in.h&gt;</text:p>
      <text:p text:style-name="P2">#include &lt;stdlib.h&gt;</text:p>
      <text:p text:style-name="P2">#include &lt;string.h&gt;</text:p>
      <text:p text:style-name="P2">#include &lt;sys/socket.h&gt;</text:p>
      <text:p text:style-name="P2">#include &lt;sys/types.h&gt;</text:p>
      <text:p text:style-name="P2">#define MAX 80</text:p>
      <text:p text:style-name="P2">#define PORT 8080</text:p>
      <text:p text:style-name="P2">#define SA struct sockaddr</text:p>
      <text:p text:style-name="P2">#include &lt;time.h&gt;</text:p>
      <text:p text:style-name="P2">// Function designed for chat between client and server.</text:p>
      <text:p text:style-name="P2">void servfunc(int sockfd)</text:p>
      <text:p text:style-name="P2">{</text:p>
      <text:p text:style-name="P2"><text:s text:c="4"/>char buff[MAX];</text:p>
      <text:p text:style-name="P2"><text:s text:c="4"/>int n;</text:p>
      <text:p text:style-name="P2"><text:s text:c="4"/>// infinite loop for chat</text:p>
      <text:p text:style-name="P2"><text:s text:c="4"/>for (;;) {</text:p>
      <text:p text:style-name="P2"><text:s text:c="8"/>bzero(buff, MAX);</text:p>
      <text:p text:style-name="P2"/>
      <text:p text:style-name="P2"><text:s text:c="8"/>// read the message from client and copy it in buffer</text:p>
      <text:p text:style-name="P2"><text:s text:c="8"/>read(sockfd, buff, sizeof(buff));</text:p>
      <text:p text:style-name="P2"><text:s text:c="8"/>// print buffer which contains the client contents</text:p>
      <text:p text:style-name="P2"><text:s text:c="8"/>// printf("From client: %s\t To client : ", buff);</text:p>
      <text:p text:style-name="P2"><text:s text:c="8"/></text:p>
      <text:p text:style-name="P2"><text:s text:c="8"/>// bzero(buff, sizeof(buff));</text:p>
      <text:p text:style-name="P2">// Read server message from keyboard in the buffer</text:p>
      <text:p text:style-name="P2"><text:s text:c="8"/>// n=0;</text:p>
      <text:p text:style-name="P2"><text:s text:c="8"/>// while ((buff[n++] = getchar()) != '\n')</text:p>
      <text:p text:style-name="P2"><text:soft-page-break/><text:s text:c="12"/>;</text:p>
      <text:p text:style-name="P2">// and send that buffer to client</text:p>
      <text:p text:style-name="P2"/>
      <text:p text:style-name="P2"><text:s text:c="8"/>// if msg contains "Exit" then server exit and session ended.</text:p>
      <text:p text:style-name="P2"><text:s text:c="8"/>if (strncmp("time", buff, 4) == 0) {</text:p>
      <text:p text:style-name="P2"><text:s text:c="12"/>time_t time_now;</text:p>
      <text:p text:style-name="P2"><text:s text:c="12"/>time(&amp;time_now);</text:p>
      <text:p text:style-name="P2"><text:s text:c="12"/>strcpy(buff, asctime(localtime(&amp;time_now)));</text:p>
      <text:p text:style-name="P2"><text:s text:c="8"/>}</text:p>
      <text:p text:style-name="P2"><text:s text:c="8"/>write(sockfd, buff, sizeof(buff));</text:p>
      <text:p text:style-name="P2"><text:s text:c="8"/>if (strncmp("exit", buff, 4)==0){</text:p>
      <text:p text:style-name="P2"><text:s text:c="12"/>break;</text:p>
      <text:p text:style-name="P2"><text:s text:c="8"/>}</text:p>
      <text:p text:style-name="P2"><text:s text:c="4"/>}</text:p>
      <text:p text:style-name="P2">}</text:p>
      <text:p text:style-name="P2"/>
      <text:p text:style-name="P2">// Driver function</text:p>
      <text:p text:style-name="P2">int main()</text:p>
      <text:p text:style-name="P2">{</text:p>
      <text:p text:style-name="P2"><text:s text:c="4"/>int sockfd, connfd, len;</text:p>
      <text:p text:style-name="P2"><text:s text:c="4"/>struct sockaddr_in servaddr, cli;</text:p>
      <text:p text:style-name="P2"/>
      <text:p text:style-name="P2"><text:s text:c="4"/>// socket create and verification</text:p>
      <text:p text:style-name="P2"><text:s text:c="4"/>sockfd = socket(AF_INET, SOCK_STREAM, 0);</text:p>
      <text:p text:style-name="P2"><text:s text:c="4"/>if (sockfd == -1) {</text:p>
      <text:p text:style-name="P2"><text:s text:c="8"/>printf("socket creation failed...\n");</text:p>
      <text:p text:style-name="P2"><text:s text:c="8"/>exit(0);</text:p>
      <text:p text:style-name="P2"><text:s text:c="4"/>}</text:p>
      <text:p text:style-name="P2"><text:s text:c="4"/>else</text:p>
      <text:p text:style-name="P2"><text:s text:c="8"/>printf("Socket successfully created..\n");</text:p>
      <text:p text:style-name="P2"><text:s text:c="4"/>bzero(&amp;servaddr, sizeof(servaddr));</text:p>
      <text:p text:style-name="P2"/>
      <text:p text:style-name="P2"><text:soft-page-break/><text:s text:c="4"/>// assign IP, PORT</text:p>
      <text:p text:style-name="P2"><text:s text:c="4"/>servaddr.sin_family = AF_INET;</text:p>
      <text:p text:style-name="P2"><text:s text:c="4"/>servaddr.sin_addr.s_addr = htonl(INADDR_ANY);</text:p>
      <text:p text:style-name="P2"><text:s text:c="4"/>servaddr.sin_port = htons(PORT);</text:p>
      <text:p text:style-name="P2"/>
      <text:p text:style-name="P2"><text:s text:c="4"/>// Binding newly created socket to given IP and verification</text:p>
      <text:p text:style-name="P2"><text:s text:c="4"/>if ((bind(sockfd, (SA*)&amp;servaddr, sizeof(servaddr))) != 0) {</text:p>
      <text:p text:style-name="P2"><text:s text:c="8"/>printf("socket bind failed...\n");</text:p>
      <text:p text:style-name="P2"><text:s text:c="8"/>exit(0);</text:p>
      <text:p text:style-name="P2"><text:s text:c="4"/>}</text:p>
      <text:p text:style-name="P2"><text:s text:c="4"/>else</text:p>
      <text:p text:style-name="P2"><text:s text:c="8"/>printf("Socket successfully binded..\n");</text:p>
      <text:p text:style-name="P2"/>
      <text:p text:style-name="P2"><text:s text:c="4"/>// Now server is ready to listen and verification</text:p>
      <text:p text:style-name="P2"><text:s text:c="4"/>if ((listen(sockfd, 5)) != 0) {</text:p>
      <text:p text:style-name="P2"><text:s text:c="8"/>printf("Listen failed...\n");</text:p>
      <text:p text:style-name="P2"><text:s text:c="8"/>exit(0);</text:p>
      <text:p text:style-name="P2"><text:s text:c="4"/>}</text:p>
      <text:p text:style-name="P2"><text:s text:c="4"/>else</text:p>
      <text:p text:style-name="P2"><text:s text:c="8"/>printf("Server listening..\n");</text:p>
      <text:p text:style-name="P2"><text:s text:c="4"/>len = sizeof(cli);</text:p>
      <text:p text:style-name="P2"/>
      <text:p text:style-name="P2"><text:s text:c="4"/>// Accept the data packet from client and verification</text:p>
      <text:p text:style-name="P2"><text:s text:c="4"/>connfd = accept(sockfd, (SA*)&amp;cli, &amp;len);</text:p>
      <text:p text:style-name="P2"><text:s text:c="4"/>if (connfd &lt; 0) {</text:p>
      <text:p text:style-name="P2"><text:s text:c="8"/>printf("server acccept failed...\n");</text:p>
      <text:p text:style-name="P2"><text:s text:c="8"/>exit(0);</text:p>
      <text:p text:style-name="P2"><text:s text:c="4"/>}</text:p>
      <text:p text:style-name="P2"><text:s text:c="4"/>else</text:p>
      <text:p text:style-name="P2"><text:s text:c="8"/>printf("server acccept the client...\n");</text:p>
      <text:p text:style-name="P2"/>
      <text:p text:style-name="P2"><text:s text:c="4"/>// Function for chatting between client and server</text:p>
      <text:p text:style-name="P2"><text:soft-page-break/><text:s text:c="4"/>servfunc(connfd);</text:p>
      <text:p text:style-name="P2"/>
      <text:p text:style-name="P2"><text:s text:c="4"/>// After sending exit message close the socket</text:p>
      <text:p text:style-name="P2"><text:s text:c="4"/>close(sockfd);</text:p>
      <text:p text:style-name="P2">}</text:p>
      <text:h text:style-name="P4" text:outline-level="2">Client Code</text:h>
      <text:p text:style-name="P2">#include &lt;netdb.h&gt;</text:p>
      <text:p text:style-name="P2">#include &lt;stdio.h&gt;</text:p>
      <text:p text:style-name="P2">#include &lt;stdlib.h&gt;</text:p>
      <text:p text:style-name="P2">#include &lt;string.h&gt;</text:p>
      <text:p text:style-name="P2">#include &lt;sys/socket.h&gt;</text:p>
      <text:p text:style-name="P2">#define MAX 80</text:p>
      <text:p text:style-name="P2">#define PORT 8080</text:p>
      <text:p text:style-name="P2">#define SA struct sockaddr</text:p>
      <text:p text:style-name="P2">void clifunc(int sockfd)</text:p>
      <text:p text:style-name="P2">{</text:p>
      <text:p text:style-name="P2"><text:s text:c="4"/>char buff[MAX];</text:p>
      <text:p text:style-name="P2"><text:s text:c="4"/>int n;</text:p>
      <text:p text:style-name="P2"><text:s text:c="4"/>for (;;) {</text:p>
      <text:p text:style-name="P2"><text:s text:c="8"/>bzero(buff, sizeof(buff));</text:p>
      <text:p text:style-name="P2"><text:s text:c="8"/>printf("Enter the string : ");</text:p>
      <text:p text:style-name="P2"><text:s text:c="8"/>n = 0;</text:p>
      <text:p text:style-name="P2"><text:s text:c="8"/>while ((buff[n++] = getchar()) != '\n')</text:p>
      <text:p text:style-name="P2"><text:s text:c="12"/>;</text:p>
      <text:p text:style-name="P2"><text:s text:c="8"/>write(sockfd, buff, sizeof(buff));</text:p>
      <text:p text:style-name="P2"><text:s text:c="8"/>bzero(buff, sizeof(buff));</text:p>
      <text:p text:style-name="P2"><text:s text:c="8"/>read(sockfd, buff, sizeof(buff));</text:p>
      <text:p text:style-name="P2"><text:s text:c="8"/>printf("From Server : %s", buff);</text:p>
      <text:p text:style-name="P2"><text:s text:c="8"/>if ((strncmp(buff, "exit", 4)) == 0) {</text:p>
      <text:p text:style-name="P2"><text:s text:c="12"/>printf("Client Exit...\n");</text:p>
      <text:p text:style-name="P2"><text:s text:c="12"/>break;</text:p>
      <text:p text:style-name="P2"><text:soft-page-break/><text:s text:c="8"/>}</text:p>
      <text:p text:style-name="P2"><text:s text:c="4"/>}</text:p>
      <text:p text:style-name="P2">}</text:p>
      <text:p text:style-name="P2"/>
      <text:p text:style-name="P2">int main()</text:p>
      <text:p text:style-name="P2">{</text:p>
      <text:p text:style-name="P2"><text:s text:c="4"/>int sockfd, connfd;</text:p>
      <text:p text:style-name="P2"><text:s text:c="4"/>struct sockaddr_in servaddr, cli;</text:p>
      <text:p text:style-name="P2"/>
      <text:p text:style-name="P2"><text:s text:c="4"/>// socket create and verification</text:p>
      <text:p text:style-name="P2"><text:s text:c="4"/>sockfd = socket(AF_INET, SOCK_STREAM, 0);</text:p>
      <text:p text:style-name="P2"><text:s text:c="4"/>if (sockfd == -1) {</text:p>
      <text:p text:style-name="P2"><text:s text:c="8"/>printf("socket creation failed...\n");</text:p>
      <text:p text:style-name="P2"><text:s text:c="8"/>exit(0);</text:p>
      <text:p text:style-name="P2"><text:s text:c="4"/>}</text:p>
      <text:p text:style-name="P2"><text:s text:c="4"/>else</text:p>
      <text:p text:style-name="P2"><text:s text:c="8"/>printf("Socket successfully created..\n");</text:p>
      <text:p text:style-name="P2"><text:s text:c="4"/>bzero(&amp;servaddr, sizeof(servaddr));</text:p>
      <text:p text:style-name="P2"/>
      <text:p text:style-name="P2"><text:s text:c="4"/>// assign IP, PORT</text:p>
      <text:p text:style-name="P2"><text:s text:c="4"/>servaddr.sin_family = AF_INET;</text:p>
      <text:p text:style-name="P2"><text:s text:c="4"/>servaddr.sin_addr.s_addr = inet_addr("127.0.0.1");</text:p>
      <text:p text:style-name="P2"><text:s text:c="4"/>servaddr.sin_port = htons(PORT);</text:p>
      <text:p text:style-name="P2"/>
      <text:p text:style-name="P2"><text:s text:c="4"/>// connect the client socket to server socket</text:p>
      <text:p text:style-name="P2"><text:s text:c="4"/>if (connect(sockfd, (SA*)&amp;servaddr, sizeof(servaddr)) != 0) {</text:p>
      <text:p text:style-name="P2"><text:s text:c="8"/>printf("connection with the server failed...\n");</text:p>
      <text:p text:style-name="P2"><text:s text:c="8"/>exit(0);</text:p>
      <text:p text:style-name="P2"><text:s text:c="4"/>}</text:p>
      <text:p text:style-name="P2"><text:s text:c="4"/>else</text:p>
      <text:p text:style-name="P2"><text:s text:c="8"/>printf("connected to the server..\n");</text:p>
      <text:p text:style-name="P2"/>
      <text:p text:style-name="P2"><text:soft-page-break/><text:s text:c="4"/>// function for client</text:p>
      <text:p text:style-name="P2"><text:s text:c="4"/>clifunc(sockfd);</text:p>
      <text:p text:style-name="P2"/>
      <text:p text:style-name="P2"><text:s text:c="4"/>// close the socket</text:p>
      <text:p text:style-name="P2"><text:s text:c="4"/>close(sockfd);</text:p>
      <text:p text:style-name="P2">}</text:p>
      <text:h text:style-name="P4" text:outline-level="2">Screensho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6:36:44.158716974</meta:creation-date>
    <dc:date>2020-12-07T16:52:27.563786355</dc:date>
    <meta:editing-duration>PT5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8" meta:paragraph-count="470" meta:word-count="1466" meta:character-count="12017" meta:non-whitespace-character-count="9801"/>
  </office:meta>
</office:document-meta>
</file>